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5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1. Sprint</text:p>
      <text:p text:style-name="P1">Alexander Diring</text:p>
      <text:p text:style-name="P1"/>
      <text:p text:style-name="P1"/>
      <text:list xml:id="list31440115" text:style-name="L1">
        <text:list-item>
          <text:p text:style-name="P2">Technisches Review</text:p>
        </text:list-item>
      </text:list>
      <text:p text:style-name="P6"><text:tab/></text:p>
      <text:p text:style-name="P6"><text:tab/>Die meiste Zeit wurde zum Einarbeiten in PHP5 und CodeIgnitter in Verbindung mit einer <text:tab/>SQL Datenbank verbracht. Doch die gute Dokumentation von PHP5 und CodeIgnitter hat</text:p>
      <text:p text:style-name="P6"><text:tab/>das Einarbeiten extrem erleichtert. Nach der Einarbeitungsphase wurden die ersten Klassen </text:p>
      <text:p text:style-name="P6"><text:tab/>und Testfunktionen implementiert. Man hat dabei aber recht schnell das agile Entwickeln zu <text:tab/>spüren bekommen, da man immer wieder Änderungen vorgenommen wurden. </text:p>
      <text:p text:style-name="P6"/>
      <text:p text:style-name="P6"/>
      <text:list xml:id="list31483156" text:style-name="L3">
        <text:list-item>
          <text:p text:style-name="P3">Zusammenarbeit im Team</text:p>
        </text:list-item>
      </text:list>
      <text:p text:style-name="P7"/>
      <text:p text:style-name="P7"><text:tab/>Die Zusammenarbeit im war sehr interessant. Nach jeden Scrum Treffen hat sich das Team <text:tab/>ebenfalls einzeln getroffen und weitere Arbeitsschritte geplant und die Arbeitspakete unter <text:tab/>den einzelnen Teammitgliedern aufgeteilt. Bei Unklarheiten oder technischen Fragen, war <text:tab/>das Team immer bereit zu helfen. </text:p>
      <text:p text:style-name="P7"/>
      <text:p text:style-name="P7"/>
      <text:list xml:id="list31507288" text:style-name="L4">
        <text:list-item>
          <text:p text:style-name="P4">Wie klar waren die Vorgaben?</text:p>
        </text:list-item>
      </text:list>
      <text:p text:style-name="P7"/>
      <text:p text:style-name="P7"><text:tab/>Die Vorgaben waren am Anfang eher unklar, das das Projekt am Anfang stand und niemand</text:p>
      <text:p text:style-name="P7"><text:tab/>genau wusste, wo man ansetzten sollte. Doch die wöchentlichen Scrum Treffen, haben die </text:p>
      <text:p text:style-name="P7"><text:tab/>Vorgaben immer deutlicher gemacht und die Unklarheiten immer weiter beseitigt. </text:p>
      <text:p text:style-name="P7"/>
      <text:p text:style-name="P7"/>
      <text:list xml:id="list31517371" text:style-name="L5">
        <text:list-item>
          <text:p text:style-name="P5">Wie klappen die Tools?</text:p>
          <text:p text:style-name="P9"/>
        </text:list-item>
      </text:list>
      <text:list xml:id="list32386921" text:continue-list="list31483156" text:style-name="L3">
        <text:list-header>
          <text:p text:style-name="P8">Das Arbeiten mit Git war zunächst etwas gewöhnungsbedürftig, wenn man mit solch <text:tab/></text:p>
          <text:p text:style-name="P8">einem Tool noch nie gearbeitet hat. Nach einer gewissen Einarbeitungsphase und ein paar </text:p>
          <text:p text:style-name="P8">Tests ist man mit Git schnell zurecht gekommen. </text:p>
          <text:p text:style-name="P8">Trello ist ein recht einfaches und nützliches Tool. Das Zuweisen von Arbeitspaketen und Überprüfung der einzelnen Phase inder sich das Arbeitspaket befindet, funktioniert einfach und gut.</text:p>
          <text:p text:style-name="P8">Das Problem an Github war, das man ständig Informationen über Issues, die die anderen Teams betreffen, bekommen hat. Ansonsten funktioniert Github doch recht gut. Man sieht </text:p>
          <text:p text:style-name="P8">sofort ob Änderungen am Projekt gemacht wurden.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D</meta:initial-creator>
    <meta:creation-date>2012-04-22T11:28:27.11</meta:creation-date>
    <dc:date>2012-04-22T12:24:51.49</dc:date>
    <dc:creator>A D</dc:creator>
    <meta:editing-duration>PT41M2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20" meta:word-count="253" meta:character-count="1744"/>
  </office:meta>
</office:document-meta>
</file>